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inherit" svg:font-family="inherit"/>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fo:background-color="#ffffff">
        <style:background-image/>
      </style:table-properties>
    </style:style>
    <style:style style:name="Table1.A" style:family="table-column">
      <style:table-column-properties style:column-width="2.11cm"/>
    </style:style>
    <style:style style:name="Table1.B" style:family="table-column">
      <style:table-column-properties style:column-width="14.891cm"/>
    </style:style>
    <style:style style:name="Table1.A1" style:family="table-cell">
      <style:table-cell-properties fo:padding="0cm" fo:border="none"/>
    </style:style>
    <style:style style:name="P1" style:family="paragraph" style:parent-style-name="Standard">
      <style:paragraph-properties fo:text-align="center" style:justify-single-word="false"/>
      <style:text-properties fo:font-size="28pt" fo:font-weight="bold" officeooo:rsid="0007e596" officeooo:paragraph-rsid="0007e596" style:font-size-asian="28pt" style:font-weight-asian="bold" style:font-size-complex="28pt" style:font-weight-complex="bold"/>
    </style:style>
    <style:style style:name="P2" style:family="paragraph" style:parent-style-name="Standard">
      <style:paragraph-properties fo:text-align="start" style:justify-single-word="false"/>
      <style:text-properties fo:font-size="18pt" fo:font-weight="normal" officeooo:rsid="000952b9" officeooo:paragraph-rsid="000952b9"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8pt" fo:font-weight="normal" officeooo:rsid="000cd942" officeooo:paragraph-rsid="000cd942"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0d55aa" officeooo:paragraph-rsid="000d55aa"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105a9c" officeooo:paragraph-rsid="0010b2da"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13104e" officeooo:paragraph-rsid="0010b2da"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38cb66" officeooo:paragraph-rsid="0038cb66"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10b2da" officeooo:paragraph-rsid="0010b2da"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2pt" fo:font-weight="normal" officeooo:rsid="0016a9ad" officeooo:paragraph-rsid="002c8f76"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3104e" officeooo:paragraph-rsid="002c8f76"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3104e" officeooo:paragraph-rsid="0038cb66"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d1411" officeooo:paragraph-rsid="003d1411"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d1411" officeooo:paragraph-rsid="00447d39"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4b007" officeooo:paragraph-rsid="002c8f7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8cb66" officeooo:paragraph-rsid="0038cb66"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fo:font-size="12pt" fo:font-weight="bold" officeooo:rsid="0013104e" officeooo:paragraph-rsid="002c8f76" style:font-size-asian="12pt" style:font-weight-asian="bold" style:font-size-complex="12pt" style:font-weight-complex="bold"/>
    </style:style>
    <style:style style:name="P17" style:family="paragraph" style:parent-style-name="Standard">
      <style:paragraph-properties fo:text-align="center" style:justify-single-word="false"/>
      <style:text-properties fo:font-size="12pt" fo:font-weight="bold" officeooo:rsid="00608716" officeooo:paragraph-rsid="00608716"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639086" officeooo:paragraph-rsid="00639086"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6ce57c" officeooo:paragraph-rsid="006ce57c" style:font-size-asian="12pt" style:font-weight-asian="bold" style:font-size-complex="12pt" style:font-weight-complex="bold"/>
    </style:style>
    <style:style style:name="P20" style:family="paragraph" style:parent-style-name="Text_20_body">
      <style:paragraph-properties fo:text-align="start" style:justify-single-word="false"/>
      <style:text-properties fo:font-variant="normal" fo:text-transform="none" fo:color="#282f33" style:font-name="sans-serif" fo:font-size="11.25pt" fo:letter-spacing="normal" fo:font-style="normal" fo:font-weight="normal" officeooo:rsid="0007e596" officeooo:paragraph-rsid="0007e596" style:font-size-asian="15.75pt" style:font-weight-asian="normal" style:font-size-complex="18pt" style:font-weight-complex="normal"/>
    </style:style>
    <style:style style:name="P21" style:family="paragraph" style:parent-style-name="Text_20_body">
      <style:paragraph-properties fo:text-align="start" style:justify-single-word="false"/>
      <style:text-properties fo:font-size="12pt" fo:font-weight="normal" officeooo:rsid="00608716" officeooo:paragraph-rsid="00608716" style:font-size-asian="12pt" style:font-weight-asian="normal" style:font-size-complex="12pt" style:font-weight-complex="normal"/>
    </style:style>
    <style:style style:name="P2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82f33" style:font-name="sans-serif" fo:font-size="11.25pt" fo:letter-spacing="normal" fo:font-style="normal" fo:font-weight="normal"/>
    </style:style>
    <style:style style:name="P2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82f33" style:font-name="sans-serif" fo:font-size="11.25pt" fo:letter-spacing="normal" fo:font-style="normal" fo:font-weight="bold"/>
    </style:style>
    <style:style style:name="P2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25" style:family="paragraph" style:parent-style-name="Table_20_Contents">
      <style:paragraph-properties fo:margin-left="0cm" fo:margin-right="0cm" fo:margin-top="0cm" fo:margin-bottom="0.265cm" loext:contextual-spacing="false" fo:text-indent="0cm" style:auto-text-indent="false"/>
    </style:style>
    <style:style style:name="P26" style:family="paragraph" style:parent-style-name="Preformatted_20_Text">
      <style:paragraph-properties fo:margin-left="0cm" fo:margin-right="0cm" fo:margin-top="0cm" fo:margin-bottom="0.265cm" loext:contextual-spacing="false" fo:line-height="142%" fo:text-indent="0cm" style:auto-text-indent="false" fo:padding="0.265cm" fo:border="0.06pt solid #999999"/>
      <style:text-properties fo:color="#333333" style:font-name="Menlo" fo:font-size="9.75pt" fo:background-color="#eeffcc"/>
    </style:style>
    <style:style style:name="P2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29" style:family="paragraph" style:parent-style-name="Table_20_Heading">
      <style:paragraph-properties fo:text-align="start" style:justify-single-word="false"/>
    </style:style>
    <style:style style:name="P30" style:family="paragraph" style:parent-style-name="Preformatted_20_Text">
      <style:paragraph-properties fo:margin-top="0cm" fo:margin-bottom="0.265cm" loext:contextual-spacing="false" fo:line-height="142%" fo:padding="0.265cm" fo:border="0.06pt solid #999999"/>
      <style:text-properties fo:color="#333333" fo:background-color="#eeffcc"/>
    </style:style>
    <style:style style:name="P31" style:family="paragraph" style:parent-style-name="Standard">
      <style:paragraph-properties fo:text-align="start" style:justify-single-word="false"/>
      <style:text-properties fo:font-size="12pt" fo:font-weight="bold" officeooo:rsid="006ce57c" officeooo:paragraph-rsid="006ce57c" style:font-size-asian="12pt" style:font-weight-asian="bold" style:font-size-complex="12pt" style:font-weight-complex="bold"/>
    </style:style>
    <style:style style:name="P32" style:family="paragraph" style:parent-style-name="Standard">
      <style:paragraph-properties fo:text-align="center" style:justify-single-word="false"/>
      <style:text-properties fo:font-size="12pt" fo:font-weight="bold" officeooo:rsid="0070b68e" officeooo:paragraph-rsid="0070b68e" style:font-size-asian="12pt" style:font-weight-asian="bold" style:font-size-complex="12pt" style:font-weight-complex="bold"/>
    </style:style>
    <style:style style:name="P33" style:family="paragraph" style:parent-style-name="Preformatted_20_Text">
      <style:paragraph-properties fo:text-align="start" style:justify-single-word="false"/>
      <style:text-properties fo:font-size="12pt" fo:font-weight="bold" officeooo:rsid="006ce57c" officeooo:paragraph-rsid="006ce57c" style:font-size-asian="12pt" style:font-weight-asian="bold" style:font-size-complex="12pt" style:font-weight-complex="bold"/>
    </style:style>
    <style:style style:name="T1" style:family="text">
      <style:text-properties fo:font-weight="bold"/>
    </style:style>
    <style:style style:name="T2" style:family="text">
      <style:text-properties officeooo:rsid="000dedb9"/>
    </style:style>
    <style:style style:name="T3" style:family="text">
      <style:text-properties style:font-name="Menlo" fo:font-size="9.75pt"/>
    </style:style>
    <style:style style:name="T4" style:family="text">
      <style:text-properties officeooo:rsid="001e3fbe"/>
    </style:style>
    <style:style style:name="T5" style:family="text">
      <style:text-properties officeooo:rsid="0021ea13"/>
    </style:style>
    <style:style style:name="T6" style:family="text">
      <style:text-properties officeooo:rsid="0022792b"/>
    </style:style>
    <style:style style:name="T7" style:family="text">
      <style:text-properties officeooo:rsid="00262195"/>
    </style:style>
    <style:style style:name="T8" style:family="text">
      <style:text-properties fo:background-color="#ffff00" loext:char-shading-value="0"/>
    </style:style>
    <style:style style:name="T9" style:family="text">
      <style:text-properties fo:color="#800000" fo:font-weight="bold" style:font-weight-asian="bold" style:font-weight-complex="bold"/>
    </style:style>
    <style:style style:name="T10" style:family="text">
      <style:text-properties fo:color="#800000" fo:font-weight="bold" officeooo:rsid="003e4f6a" style:font-weight-asian="bold" style:font-weight-complex="bold"/>
    </style:style>
    <style:style style:name="T11" style:family="text">
      <style:text-properties officeooo:rsid="0038cb66"/>
    </style:style>
    <style:style style:name="T12" style:family="text">
      <style:text-properties officeooo:rsid="003e4f6a"/>
    </style:style>
    <style:style style:name="T13" style:family="text">
      <style:text-properties officeooo:rsid="0040f7a3"/>
    </style:style>
    <style:style style:name="T14" style:family="text">
      <style:text-properties officeooo:rsid="0042e601"/>
    </style:style>
    <style:style style:name="T15" style:family="text">
      <style:text-properties fo:font-variant="normal" fo:text-transform="none" fo:color="#242729" style:font-name="inherit" fo:font-size="11.25pt" fo:letter-spacing="normal" fo:font-style="normal" fo:font-weight="bold" loext:padding="0cm" loext:border="none"/>
    </style:style>
    <style:style style:name="T16" style:family="text">
      <style:text-properties fo:font-variant="normal" fo:text-transform="none" fo:color="#242729" style:font-name="Arial" fo:font-size="11.25pt" fo:letter-spacing="normal" fo:font-style="normal" fo:font-weight="normal"/>
    </style:style>
    <style:style style:name="T17"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8"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9"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20"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21" style:family="text">
      <style:text-properties officeooo:rsid="00668fa2"/>
    </style:style>
    <style:style style:name="T22" style:family="text">
      <style:text-properties officeooo:rsid="0067f1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tional Fields </text:p>
      <text:p text:style-name="P20"><text:span text:style-name="T1">Many2one</text:span> : Store a relation against a co-model:</text:p>
      <text:p text:style-name="P22">arel_id = fields.Many2one('res.users')</text:p>
      <text:p text:style-name="P22">arel_id = fields.Many2one(comodel_name='res.users')</text:p>
      <text:p text:style-name="P22">an_other_rel_id = fields.Many2one(comodel_name='res.partner', delegate=True)</text:p>
      <text:p text:style-name="P23">Specific options:</text:p>
      <text:p text:style-name="P22">comodel_name: name of the opposite model</text:p>
      <text:p text:style-name="P22">delegate: set it to True to make fields of the target model accessible from the current model (corresponds to _inherits)</text:p>
      <text:p text:style-name="P24"/>
      <text:p text:style-name="P22"><text:span text:style-name="T1">One2many</text:span> : Store a relation against many rows of co-model:</text:p>
      <text:p text:style-name="P22">arel_ids = fields.One2many('res.users', 'rel_id')</text:p>
      <text:p text:style-name="P22">arel_ids = fields.One2many(comodel_name='res.users', inverse_name='rel_id')</text:p>
      <text:p text:style-name="P23">Specific options:</text:p>
      <text:p text:style-name="P22">comodel_name: name of the opposite model</text:p>
      <text:p text:style-name="P22">inverse_name: relational column of the opposite model</text:p>
      <text:p text:style-name="P24"/>
      <text:p text:style-name="P22"><text:span text:style-name="T1">Many2many</text:span> : Store a relation against many2many rows of co-model:</text:p>
      <text:p text:style-name="P22">arel_ids = fields.Many2many('res.users')</text:p>
      <text:p text:style-name="P22">arel_ids = fields.Many2many(comodel_name='res.users', relation='table_name', column1='col_name', column2='other_col_name')</text:p>
      <text:p text:style-name="P23">Specific options:</text:p>
      <text:p text:style-name="P22">comodel_name: name of the opposite model</text:p>
      <text:p text:style-name="P22">relation: relational table name</text:p>
      <text:p text:style-name="P22">columns1: relational table left column name</text:p>
      <text:p text:style-name="P22">columns2: relational table right column name</text:p>
      <text:p text:style-name="P2"><text:a xlink:type="simple" xlink:href="https://www.serpentcs.com/serpentcs-relational-fields-in-openerp-270" text:style-name="Internet_20_link" text:visited-style-name="Visited_20_Internet_20_Link">https://www.serpentcs.com/serpentcs-relational-fields-in-openerp-270</text:a> </text:p>
      <text:p text:style-name="P2"><text:a xlink:type="simple" xlink:href="https://www.odoo.com/forum/help-1/question/relational-fields-114056" text:style-name="Internet_20_link" text:visited-style-name="Visited_20_Internet_20_Link">https://www.odoo.com/forum/help-1/question/relational-fields-114056</text:a> </text:p>
      <text:p text:style-name="P3"><text:soft-page-break/><text:a xlink:type="simple" xlink:href="https://www.odoo.com/forum/help-1/question/in-one-to-many-relation-each-many-record-having-one-more-one-to-many-relation-how-can-i-show-those-data-one-more-one-to-many-54058" text:style-name="Internet_20_link" text:visited-style-name="Visited_20_Internet_20_Link">https://www.odoo.com/forum/help-1/question/in-one-to-many-relation-each-many-record-having-one-more-one-to-many-relation-how-can-i-show-those-data-one-more-one-to-many-54058</text:a> </text:p>
      <text:p text:style-name="P3"/>
      <text:p text:style-name="P4"><text:span text:style-name="T2">Object Attributes </text:span><text:a xlink:type="simple" xlink:href="https://doc.odoo.com/6.1/developer/03_modules_2/" text:style-name="Internet_20_link" text:visited-style-name="Visited_20_Internet_20_Link">https://doc.odoo.com/6.1/developer/03_modules_2/</text:a> <text:tab/></text:p>
      <text:p text:style-name="P4"/>
      <table:table table:name="Table1" table:style-name="Table1">
        <table:table-column table:style-name="Table1.A"/>
        <table:table-column table:style-name="Table1.B"/>
        <table:table-row>
          <table:table-cell table:style-name="Table1.A1" office:value-type="string">
            <text:p text:style-name="P29">many2one:</text:p>
          </table:table-cell>
          <table:table-cell table:style-name="Table1.A1" office:value-type="string">
            <text:p text:style-name="P25"><text:bookmark text:name="s6bc619741b6c48bebb906e4675ffbcaa"/>Associates this object to a parent object via this Field. For example Department an Employee belongs to would Many to one. i.e Many employees will belong to a Department</text:p>
            <text:p text:style-name="P25"><text:bookmark text:name="se3dd6c4ad05244d994bd2efc219008fd"/>Syntax:</text:p>
            <text:p text:style-name="P26">fields.many2one(</text:p>
            <text:p text:style-name="P30"><text:s text:c="8"/><text:span text:style-name="T3">'other.object.name',</text:span></text:p>
            <text:p text:style-name="P30"><text:s text:c="8"/><text:span text:style-name="T3">'Field Name',</text:span></text:p>
            <text:p text:style-name="P30"><text:s text:c="8"/><text:span text:style-name="T3">optional parameters)</text:span></text:p>
          </table:table-cell>
        </table:table-row>
      </table:table>
      <text:p text:style-name="P4"/>
      <text:p text:style-name="P8">Easy Explanation about Onetomany and Manytoone :-</text:p>
      <text:p text:style-name="P5"/>
      <text:p text:style-name="P5"><text:a xlink:type="simple" xlink:href="http://findnerd.com/list/view/Create-many2one-and-one2many-" text:style-name="Internet_20_link" text:visited-style-name="Visited_20_Internet_20_Link">http://findnerd.com/list/view/Create-many2one-and-one2many-</text:a></text:p>
      <text:p text:style-name="P5"><text:a xlink:type="simple" xlink:href="http://findnerd.com/list/view/Create-many2one-and-one2many-relationship-in-OpenERP/508/" text:style-name="Internet_20_link" text:visited-style-name="Visited_20_Internet_20_Link">relationship-in-OpenERP/508/</text:a> </text:p>
      <text:p text:style-name="P5"/>
      <text:p text:style-name="P9"><text:span text:style-name="T8">Example Of Many2one and One2many :-</text:span> </text:p>
      <text:p text:style-name="P9"/>
      <text:p text:style-name="P16">Base Module :- </text:p>
      <text:p text:style-name="P10"/>
      <text:p text:style-name="P10"><text:span text:style-name="T8">Sale</text:span> :-</text:p>
      <text:p text:style-name="P10"><text:tab/><text:span text:style-name="T9">models</text:span>:</text:p>
      <text:p text:style-name="P10"/>
      <text:p text:style-name="P10"><text:tab/><text:tab/>sale.py</text:p>
      <text:p text:style-name="P10"><text:tab/><text:tab/><text:tab/>_name = “sale.order”</text:p>
      <text:p text:style-name="P10"><text:tab/><text:tab/><text:tab/></text:p>
      <text:p text:style-name="P10"><text:tab/><text:tab/><text:tab/><text:span text:style-name="T4">partner_id = fields.Many2one(‘res.partner’,string = “Customer”)</text:span></text:p>
      <text:p text:style-name="P10"/>
      <text:p text:style-name="P10"><text:tab/><text:tab/><text:span text:style-name="T5">res_partner.py</text:span></text:p>
      <text:p text:style-name="P10"><text:tab/><text:tab/><text:tab/></text:p>
      <text:p text:style-name="P10"><text:tab/><text:tab/><text:tab/><text:span text:style-name="T6">sale_order_id = fields.One2many(‘sale.order’,’partner_id’,‘Sale Order’)</text:span></text:p>
      <text:p text:style-name="P10"/>
      <text:p text:style-name="P14">Note :- <text:s text:c="2"/>in sale.py the “res.partner” is the new model name</text:p>
      <text:p text:style-name="P10"><text:tab/> <text:s/><text:span text:style-name="T7">in res_partner.py the “sale.order” is the name of the model which is define inside the sale.py file and “partner_id” is the name of the field which is define inside the sale.py file</text:span></text:p>
      <text:p text:style-name="P6"><text:soft-page-break/></text:p>
      <text:p text:style-name="P7">Example 2 :- </text:p>
      <text:p text:style-name="P7"/>
      <text:p text:style-name="P11"/>
      <text:p text:style-name="P11"><text:span text:style-name="T8">Sale</text:span> :-</text:p>
      <text:p text:style-name="P11"><text:tab/><text:span text:style-name="T9">models</text:span>:</text:p>
      <text:p text:style-name="P11"/>
      <text:p text:style-name="P11"><text:tab/><text:tab/>sale.py</text:p>
      <text:p text:style-name="P11"><text:tab/><text:tab/><text:tab/>_name = “sale.order”</text:p>
      <text:p text:style-name="P11"><text:tab/><text:tab/><text:tab/></text:p>
      <text:p text:style-name="P11"><text:tab/><text:tab/><text:tab/><text:span text:style-name="T11">order_line = fields.One2many(‘sale.order.line’,’order_id’,</text:span></text:p>
      <text:p text:style-name="P15"><text:tab/><text:tab/><text:tab/><text:tab/><text:tab/><text:tab/><text:tab/>string = “Customer”)</text:p>
      <text:p text:style-name="P11"/>
      <text:p text:style-name="P12">sale_management :- </text:p>
      <text:p text:style-name="P13"><text:tab/><text:span text:style-name="T10">models:</text:span><text:span text:style-name="T12"> </text:span></text:p>
      <text:p text:style-name="P12"><text:tab/><text:tab/></text:p>
      <text:p text:style-name="P12"><text:tab/><text:tab/><text:span text:style-name="T13">sale_order.py</text:span></text:p>
      <text:p text:style-name="P12"><text:tab/><text:tab/><text:tab/></text:p>
      <text:p text:style-name="P12"><text:tab/><text:tab/><text:tab/><text:span text:style-name="T14">order_id = fields.Many2one(‘sale.order’,’Sales Order Reference’)</text:span></text:p>
      <text:p text:style-name="P12"/>
      <text:p text:style-name="P12"/>
      <text:p text:style-name="P17">Difference between @api.depends and @api.onchange</text:p>
      <text:p text:style-name="P21"><text:span text:style-name="Strong_20_Emphasis"><text:span text:style-name="T15">@api.depends</text:span></text:span></text:p>
      <text:p text:style-name="P28">This decorator is specifically used for "fields.function" in odoo. For a "field.function", you can calculate the value and store it in a field, where it may possible that the calculation depends on some other field(s) of same table or some other table, in that case you can use '@api.depends' to keep a 'watch' on a field of some table.</text:p>
      <text:p text:style-name="P27"><text:span text:style-name="T16">So, this will trigger the call to the decorated function if any of the fields in the decorator is </text:span><text:span text:style-name="Strong_20_Emphasis"><text:span text:style-name="T15">'altered by ORM or changed in the form'</text:span></text:span><text:span text:style-name="T16">.</text:span></text:p>
      <text:p text:style-name="P27"><text:span text:style-name="Strong_20_Emphasis"><text:span text:style-name="T15">Let's say there is a table 'A' with fields "x,y &amp; z" and table 'B' with fields "p", where 'p' is a field.function depending upon the field 'x' from table 'A', so if any of the change is made in the field 'x', it will trigger the decorated function for calculating the field 'p' in table 'B'.</text:span></text:span></text:p>
      <text:p text:style-name="P28">Make sure table "A" and "B" are related in some way.</text:p>
      <text:p text:style-name="P27"><text:span text:style-name="Strong_20_Emphasis"><text:span text:style-name="T15">@api.onchange</text:span></text:span></text:p>
      <text:p text:style-name="P27"><text:span text:style-name="T16">This decorator will trigger the call to the decorated function if any of the fields specified in the decorator is changed in the form. </text:span><text:span text:style-name="Strong_20_Emphasis"><text:span text:style-name="T15">Here scope is limited to the same screen / model.</text:span></text:span></text:p>
      <text:p text:style-name="P28">Let's say on form we have fields "DOB" and "Age", so we can have @api.onchange decorator for "DOB", where as soon as you change the value of "DOB", you can calculate the "age" field.</text:p>
      <text:p text:style-name="P28">You may field similarities in @api.depends and @api.onchange, but the some differences are that scope of onchange is limited to the same screen / model while @api.depends works other related screen / model also.</text:p>
      <text:p text:style-name="P18"/>
      <text:p text:style-name="P18"><text:tab/><text:tab/><text:tab/><text:tab/><text:tab/><text:span text:style-name="T22">All the @api. Are details</text:span></text:p>
      <text:p text:style-name="P18"/>
      <text:p text:style-name="P18"><text:span text:style-name="T21">@api <text:s/>:- </text:span><text:a xlink:type="simple" xlink:href="https://odoo-new-api-guide-line.readthedocs.io/en/latest/decorator.html" text:style-name="Internet_20_link" text:visited-style-name="Visited_20_Internet_20_Link">https://odoo-new-api-guide-line.readthedocs.io/en/latest/decorator.html</text:a> </text:p>
      <text:p text:style-name="P19"><text:soft-page-break/><text:a xlink:type="simple" xlink:href="https://www.odoo.com/forum/help-1/question/what-difference-between-compute-and-onchange-72272" text:style-name="Internet_20_link" text:visited-style-name="Visited_20_Internet_20_Link">https://www.odoo.com/forum/help-1/question/what-difference-between-compute-and-onchange-72272</text:a> </text:p>
      <text:p text:style-name="P19"/>
      <text:p text:style-name="P32">Many2many</text:p>
      <text:p text:style-name="P33"><text:span text:style-name="Source_20_Text"><text:span text:style-name="T17">attendee_ids =</text:span></text:span><text:span text:style-name="Source_20_Text"><text:span text:style-name="T18"> </text:span></text:span><text:span text:style-name="Source_20_Text"><text:span text:style-name="T17">fields.</text:span></text:span><text:span text:style-name="Source_20_Text"><text:span text:style-name="T19">Many2many</text:span></text:span><text:span text:style-name="Source_20_Text"><text:span text:style-name="T17">(</text:span></text:span><text:span text:style-name="Source_20_Text"><text:span text:style-name="T20">'management.student'</text:span></text:span><text:span text:style-name="Source_20_Text"><text:span text:style-name="T17">,relation=</text:span></text:span><text:span text:style-name="Source_20_Text"><text:span text:style-name="T20">'your_table_name'</text:span></text:span><text:span text:style-name="Source_20_Text"><text:span text:style-name="T17">,</text:span></text:span><text:span text:style-name="Source_20_Text"><text:span text:style-name="T18"> </text:span></text:span><text:span text:style-name="Source_20_Text"><text:span text:style-name="T17">column1=</text:span></text:span><text:span text:style-name="Source_20_Text"><text:span text:style-name="T20">'course_id'</text:span></text:span><text:span text:style-name="Source_20_Text"><text:span text:style-name="T17">,column2=</text:span></text:span><text:span text:style-name="Source_20_Text"><text:span text:style-name="T20">'student_id'</text:span></text:span><text:span text:style-name="Source_20_Text"><text:span text:style-name="T17">,</text:span></text:span><text:span text:style-name="Source_20_Text"><text:span text:style-name="T18"> </text:span></text:span><text:span text:style-name="Source_20_Text"><text:span text:style-name="T17">string=</text:span></text:span><text:span text:style-name="Source_20_Text"><text:span text:style-name="T20">"Attendees"</text:span></text:span><text:span text:style-name="Source_20_Text"><text:span text:style-name="T17">)</text:span></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inherit" svg:font-family="inherit"/>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4:35:07.443423249</meta:creation-date>
    <meta:generator>LibreOffice/5.1.6.2$Linux_X86_64 LibreOffice_project/10m0$Build-2</meta:generator>
    <dc:date>2019-02-01T11:19:01.404153107</dc:date>
    <meta:editing-duration>PT5H16M34S</meta:editing-duration>
    <meta:editing-cycles>58</meta:editing-cycles>
    <meta:document-statistic meta:table-count="1" meta:image-count="0" meta:object-count="0" meta:page-count="4" meta:paragraph-count="78" meta:word-count="548" meta:character-count="4488" meta:non-whitespace-character-count="3914"/>
  </office:meta>
</office:document-meta>
</file>